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4.685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2.395cm" fo:break-before="auto" style:use-optimal-row-height="true"/>
    </style:style>
    <style:style style:name="ro10" style:family="table-row">
      <style:table-row-properties style:row-height="5.581cm" fo:break-before="auto" style:use-optimal-row-height="true"/>
    </style:style>
    <style:style style:name="ro11" style:family="table-row">
      <style:table-row-properties style:row-height="3.10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7.687cm" fo:break-before="auto" style:use-optimal-row-height="true"/>
    </style:style>
    <style:style style:name="ro14" style:family="table-row">
      <style:table-row-properties style:row-height="3.21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3.87cm" fo:break-before="auto" style:use-optimal-row-height="true"/>
    </style:style>
    <style:style style:name="ro17" style:family="table-row">
      <style:table-row-properties style:row-height="4.632cm" fo:break-before="auto" style:use-optimal-row-height="true"/>
    </style:style>
    <style:style style:name="ro18" style:family="table-row">
      <style:table-row-properties style:row-height="4.658cm" fo:break-before="auto" style:use-optimal-row-height="true"/>
    </style:style>
    <style:style style:name="ro19" style:family="table-row">
      <style:table-row-properties style:row-height="5.502cm" fo:break-before="auto" style:use-optimal-row-height="true"/>
    </style:style>
    <style:style style:name="ro20" style:family="table-row">
      <style:table-row-properties style:row-height="3.184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4.24cm" fo:break-before="auto" style:use-optimal-row-height="fals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6.265cm" fo:break-before="auto" style:use-optimal-row-height="true"/>
    </style:style>
    <style:style style:name="ro25" style:family="table-row">
      <style:table-row-properties style:row-height="5.396cm" fo:break-before="auto" style:use-optimal-row-height="true"/>
    </style:style>
    <style:style style:name="ro26" style:family="table-row">
      <style:table-row-properties style:row-height="3.948cm" fo:break-before="auto" style:use-optimal-row-height="true"/>
    </style:style>
    <style:style style:name="ro27" style:family="table-row">
      <style:table-row-properties style:row-height="3.217cm" fo:break-before="auto" style:use-optimal-row-height="false"/>
    </style:style>
    <style:style style:name="ro28" style:family="table-row">
      <style:table-row-properties style:row-height="3.133cm" fo:break-before="auto" style:use-optimal-row-height="true"/>
    </style:style>
    <style:style style:name="ro29" style:family="table-row">
      <style:table-row-properties style:row-height="6.923cm" fo:break-before="auto" style:use-optimal-row-height="true"/>
    </style:style>
    <style:style style:name="ro30" style:family="table-row">
      <style:table-row-properties style:row-height="6.16cm" fo:break-before="auto" style:use-optimal-row-height="true"/>
    </style:style>
    <style:style style:name="ro31" style:family="table-row">
      <style:table-row-properties style:row-height="8.451cm" fo:break-before="auto" style:use-optimal-row-height="true"/>
    </style:style>
    <style:style style:name="ro32" style:family="table-row">
      <style:table-row-properties style:row-height="2.29cm" fo:break-before="auto" style:use-optimal-row-height="true"/>
    </style:style>
    <style:style style:name="ro33" style:family="table-row">
      <style:table-row-properties style:row-height="7.713cm" fo:break-before="auto" style:use-optimal-row-height="true"/>
    </style:style>
    <style:style style:name="ro34" style:family="table-row">
      <style:table-row-properties style:row-height="1.605cm" fo:break-before="auto" style:use-optimal-row-height="true"/>
    </style:style>
    <style:style style:name="ro35" style:family="table-row">
      <style:table-row-properties style:row-height="2.369cm" fo:break-before="auto" style:use-optimal-row-height="true"/>
    </style:style>
    <style:style style:name="ro36" style:family="table-row">
      <style:table-row-properties style:row-height="4.791cm" fo:break-before="auto" style:use-optimal-row-height="true"/>
    </style:style>
    <style:style style:name="ro37" style:family="table-row">
      <style:table-row-properties style:row-height="6.239cm" fo:break-before="auto" style:use-optimal-row-height="true"/>
    </style:style>
    <style:style style:name="ro38" style:family="table-row">
      <style:table-row-properties style:row-height="5.586cm" fo:break-before="auto" style:use-optimal-row-height="true"/>
    </style:style>
    <style:style style:name="ro39" style:family="table-row">
      <style:table-row-properties style:row-height="2.427cm" fo:break-before="auto" style:use-optimal-row-height="true"/>
    </style:style>
    <style:style style:name="ro40" style:family="table-row">
      <style:table-row-properties style:row-height="3.217cm" fo:break-before="auto" style:use-optimal-row-height="true"/>
    </style:style>
    <style:style style:name="ro4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6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homa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ahoma" style:font-name-asian="Arial" style:font-name-complex="Tahoma"/>
    </style:style>
    <style:style style:name="T3" style:family="text">
      <style:text-properties style:language-complex="ar" style:country-complex="SA"/>
    </style:style>
    <style:style style:name="T4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09T13:11:10.78">
            <text:p>0409 <text:s/>131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09T13:11:10.8">
            <text:p>0409 <text:s/>1311</text:p>
          </table:table-cell>
          <table:table-cell table:style-name="ce8" table:formula="of:=NOW()" office:value-type="date" office:date-value="2022-04-09T13:11:10.8">
            <text:p>0409 <text:s/>131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09T13:11:10.8">
            <text:p>0409 <text:s/>131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09T13:11:10.8">
            <text:p>0409 <text:s/>1311</text:p>
          </table:table-cell>
          <table:table-cell table:style-name="ce8" table:formula="of:=NOW()" office:value-type="date" office:date-value="2022-04-09T13:11:10.8">
            <text:p>0409 <text:s/>131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21"/>
          <table:table-cell table:style-name="ce3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21"/>
          <table:table-cell table:style-name="ce22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21"/>
          <table:table-cell table:style-name="ce25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21"/>
          <table:table-cell table:style-name="ce34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5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21"/>
          <table:table-cell table:style-name="ce25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21"/>
          <table:table-cell table:style-name="ce25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21"/>
          <table:table-cell table:style-name="ce25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21"/>
          <table:table-cell table:style-name="ce22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21"/>
          <table:table-cell table:style-name="ce22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21"/>
          <table:table-cell table:style-name="ce23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21"/>
          <table:table-cell table:style-name="ce23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1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21"/>
          <table:table-cell table:style-name="ce23" office:value-type="string">
            <text:p><text:a xlink:href="https://www.pref.kanagawa.jp/docs/x6z/tc30/jinko/jinkotokei.html">https://www.pref.kanagawa.jp/docs/x6z/tc30/jinko/jinkotokei.html</text:a></text:p>
            <text:p><text:span text:style-name="T4">C:\WORKS_2\WS\WS_Others.JVEMV6\JVEMV6\37_miscs\9_prog_lang\data\jinkotosetai_r4_2</text:span><text:span text:style-name="T4">_copy.ods copy_2</text:span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31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21"/>
          <table:table-cell table:style-name="ce23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21"/>
          <table:table-cell table:style-name="ce22" office:value-type="string">
            <text:p><text:span text:style-name="T4"><text:a xlink:href="https://www.mlit.go.jp/statistics/details/t-jutaku-2_tk_000002.html">https://www.mlit.go.jp/statistics/details/t-jutaku-2_tk_000002.html</text:a></text:span></text:p>
            <text:p><text:span text:style-name="T4">C:\WORKS_2\shortcuts_docs\log-session_JVE_41_economics_12_watching.log</text:span>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21"/>
          <table:table-cell table:style-name="ce23"/>
          <table:table-cell table:style-name="Default" office:value-type="string">
            <text:p>diary_20220208_122422[kakusaiR2].ods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21"/>
          <table:table-cell table:style-name="ce23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21"/>
          <table:table-cell table:style-name="ce23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21"/>
          <table:table-cell table:style-name="ce23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21"/>
          <table:table-cell table:style-name="ce23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21"/>
          <table:table-cell table:style-name="ce23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21"/>
          <table:table-cell table:style-name="ce23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21"/>
          <table:table-cell table:style-name="ce23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21"/>
          <table:table-cell table:style-name="ce23" office:value-type="string">
            <text:p>https://www.city.kawasaki.jp/230/page/0000125926.html <text:s/>/ :d-2 https://www.city.kawasaki.jp/230/cmsfiles/contents/0000125/125926/21bunkatuban1.pdf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Kuro. &lt;1&gt; Kiedy zbliżałem się do ściany karmienia, ona zeszła i </text:span><text:span text:style-name="T2">zaczęła <text:s/>pobiegać do mnie. (2) Mike. &lt;1&gt; Najpierw na ścianie. &lt;2&gt; </text:span><text:span text:style-name="T2">Chwyciłem ją. &lt;3&gt; Ona robi krzyczący głos. &lt;4&gt; Na ziemię, ona kaczki. A </text:span><text:span text:style-name="T2">potem pobiegł na ulicy. &lt;5&gt; później, poszedłem na zachodnej działce. </text:span><text:span text:style-name="T2">Ona wewnątrz ogrodzenia. &lt;6&gt; Powiedziałem jej, `Chodź`. &lt;7&gt; Z </text:span><text:span text:style-name="T2">powrotem w parku, Mike nie przychodzi do ściany. Pozostaje wewnątrz </text:span><text:span text:style-name="T2">ogrodzenia. &lt;8&gt; Dałem ją jedzenie przez ogrodzenie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21"/>
          <table:table-cell table:style-name="ce23" office:value-type="string">
            <text:p>https://ja.wikipedia.org/wiki/ハルジオン#ヒメジョオンとの見分け方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Kuro. &lt;1&gt; Na śnianie w pobliżu schodów. &lt;2&gt; bardziej dokładnie, </text:span><text:span text:style-name="T2">prawie na środku między ogrorzeniem wystającym i schodami. (2) Mike. </text:span><text:span text:style-name="T2">&lt;1&gt; Nie zeszli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">
            <text:p>0318</text:p>
          </table:table-cell>
          <table:table-cell table:style-name="ce10" office:value-type="string">
            <text:p>k-B1</text:p>
          </table:table-cell>
          <table:table-cell table:style-name="ce15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21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0001">
            <text:p>03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5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9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9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21"/>
          <table:table-cell table:style-name="ce22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office:value-type="string" table:number-columns-spanned="3" table:number-rows-spanned="1">
            <text:p>Prespuesto para Departamento del Abastecimiento Hídrico y Red de Saneamiento. (1) En total, ciento cincuenta y ocho mil millones de yenes. (1,587億円) (2) abastecimiento : Renovacion, haciendo resistente al terremoto : ciento treinta y siete (137) de oku yenes. (3) Saneamiento : Contra inundacion, terremoto : Cincuenta y cuatro (54) de oku yenes. (4) Red de saneamiento con estilo convergente. trabajo de su mejora : veintitrés (23) de oku yenes.</text:p>
            <text:p>próximo: Prespuestos de otros departamentos.</text:p>
          </table:table-cell>
          <table:covered-table-cell table:number-columns-repeated="2" table:style-name="ce21"/>
          <table:table-cell table:style-name="ce23" office:value-type="string">
            <text:p>mark:20220319_132735</text:p>
            <text:p>C:\WORKS_2\shortcuts_docs\log_diary-memos.log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date" office:date-value="2022-03-20T10:39:59.22">
            <text:p>03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ziewiętnasty marca.</text:p>
            <text:p>يوم السبت، التاسع من شهر مارس. / حسب التقويم هجري، الخامس عشر من شهر شعبان.</text:p>
            <text:p>سن القمو : 16.4 / minęło pół punktów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<text:span text:style-name="T2">(1) Padał. Obaj wewnątrz ogrodzenia. (2) Chyba, około czasu kiedy </text:span><text:span text:style-name="T2">zacząłem dawać jedzenie forma pasty, jedny głos kota przyszedł z prawej </text:span><text:span text:style-name="T2">strony przestrzeni pod basenie. &lt;1&gt; Kot jest Don. &lt;2&gt; Mówię do niego, </text:span><text:span text:style-name="T2">`Dam ci wkrótce`. (2) Teraz, Mike zniknąła. &lt;1&gt; W tym momencie, Don </text:span><text:span text:style-name="T2">też wydaje się, że zniknął. <text:s/>&lt;2&gt; Potem, Kuro też pójdzie na południe </text:span><text:span text:style-name="T2">basena. &lt;3&gt; Następnie, Don pojawił się z prawej strony. (3) Otwieram </text:span><text:span text:style-name="T2">nową torbę jedzenia, przyklejam go przez ogrodzenie. &lt;1&gt; Don nie </text:span><text:span text:style-name="T2">ucieknie. &lt;2&gt; Przychodzi tuż za ogrodzeniem, zaczyna jeść.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32" office:value-type="string" table:number-columns-spanned="3" table:number-rows-spanned="1">
            <text:p><text:s/>토요일. &lt;1&gt; 히지라력 1443. &lt;2&gt; 갑자 : 임인. (2) 경칩(3/5). &lt;1&gt; 제 열다섯(15) 날. &lt;2&gt; 말후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작곡. &lt;1&gt; 이 번, 일본 `가그라` 에 사용될 처럼 곡. &lt;2&gt; 두 삼 개의 마디들 만으로 만든다. &lt;3&gt; 이 들 작은 `분자` (分子) 를, 더, 두 삼 개 만든다. (2) 머리에 떠올라 온 것들만 <text:s/>쓴다. &lt;1&gt; 스스로 머리에 전압(電圧)을 걸고 만듬, 는, 하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isiZulu wulimi ngesinye[jedny sezilimi[je_zyka eNingizimu[pol`udniowy Afrika[Afry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9" office:value-type="string" table:number-columns-spanned="3" table:number-rows-spanned="1">
            <text:p>türkiye[Turcja cumhuriyeti'nin[republika ilk[pierwsza cumhurbaşkan.ıdır[byl`-prezydent. / ordunun[armii bir[jeden subay.ıydı[oficer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5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21"/>
          <table:table-cell table:style-name="ce23" office:value-type="string">
            <text:p>##doc:20220320_140932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date" office:date-value="2022-03-21T11:24:22.940001">
            <text:p>03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marca.</text:p>
            <text:p>العشرين من شهر مارس. / حسب التقويم هجري، السادس عشر من شهر شعبان.</text:p>
            <text:p>سن القمر. : 17.4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قطط</text:p>
            <text:p>(1) Kiedy dotarłem do ściany, Don już tam na ścianie, gdzie zwykle Mike i Kuro jedzą, miejsce, które nazywam `ściania jedzenia`. (2) Kuro była za wystającym ogrodzeniem. &lt;1&gt; Mike, wewnątrz ogrodzenia. (3) zawołałem do Don'a, aby przyjść na południową stronę ściany. &lt;1&gt; Don przychodzi. &lt;2&gt; Włożyłem jedzenie na ścianie. &lt;3&gt; Zaczyna jeść. (4) Kuro zjada jedzenie obok wystającego ogrodzenia. &lt;2&gt; Mike, zjada wewnątrz ogrodzenia. (5) Don, po jedzeniu jedzenia, idzie wewnątrz ogrodzenia. &lt;2&gt; Siedzi tam na chwilę. &lt;3&gt; Mike skończyła jedzenie, i teraz lizając jej twarz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&lt;1&gt; 경칩. 제 열여섯(16) 날. &lt;2&gt; 말후(末候) 제 여섯(6)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조사(調査). 일본의 음게의 하나, `雲井調子` (구머이-초어시). &lt;1&gt; `調子` 는 음계의 의미. `雲井` 는 이 으계의 명칭. (2) 작곡. &lt;1&gt; 이 `雲井調子` 를 음계로, 짧은 곡. &lt;2&gt; 음계를 사전에 결정해 두면, 즉흥으로 부는 것이 매우 용이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2T09:00:11.89">
            <text:p>03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pierwszy marca.</text:p>
            <text:p>الأثنين، الحادي والعشرين من شهر مارس. <text:s/>/ السابع عشر من شهر شعبان.</text:p>
            <text:p/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Don nie przychodził. (2) Obaj na ścianie. (3) Mike wydaje się, że chce masażu. &lt;1&gt; ale, nie schodz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&lt;1&gt; 춘분. 제 하나 날. 초후(初候) 제 하나 일. `雀始巣` (작시소 / 일본어 의미 : 참새가 처음으로 둥지를 만든다. 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세션 2회. &lt;1&gt; 오후와 저녁. (2) 연습. &lt;1&gt; 다시, 하나 소리를 길게 분다. &lt;2&gt; 목적은 소리가 예쁜 것. &lt;3&gt; 그 목적에 위하여는, 입 안의 근육에 주력하지 않은 채 분다. (3) 어떻게 하면, 주력하지 않고 불 수 있는 <text:s/>가? &lt;1&gt; 소리를 내려고는 하지 않고, 단, 숨만을 내 봐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23T11:08:03.200001">
            <text:p>032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office:annotation office:display="true" draw:style-name="gr1" draw:text-style-name="P2" svg:width="2.899cm" svg:height="3.265cm" svg:x="29.024cm" svg:y="383.97cm" draw:caption-point-x="-0.61cm" draw:caption-point-y="1.496cm">
              <dc:creator>ik</dc:creator>
              <dc:date>2022-03-23T00:00:00</dc:date>
              <text:p text:style-name="P1"><text:span text:style-name="T1">“</text:span><text:span text:style-name="T1">^~1” → with the previous 1 word</text:span></text:p>
            </office:annotation>
            <text:p>Wtorek, dwudziesty drugi marca.</text:p>
            <text:p>يوم الثلاثاء، الثاني وعشرين من شهر <text:span text:style-name="T3">مارس.</text:span> \ التاسع (الثامس)عشر من شهر شعبان.</text:p>
            <text:p>UNdasa[marzec / yeshumi[dziesia_ta nesishiyagalolunye[dziewie_tnasta^~1 / ULwesibili[wtor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ikati.zu[kot.pl</text:p>
            <text:p>(1) أولا [awla:pierwszy obaj nie na حائط [h^aa'it^:ściana. &lt;1&gt; Kryjówka (Nazwa japońska : 隠れ家 : samozwańczy), na zachodnim krańcu. Wychodzili. / (2) Mike. &lt;1&gt; Nie bezpośredinio do miejsca jedzenia. &lt;2&gt; Wchodzi wewnątrz ogrodzenia, wychodzi od wystającego ogrodzenia. &lt;3&gt; A potem, zaczęła jeść twarde jedzenie, które dałem Kuro-owi. (3) Podniosłem kawałek drewna, szturchnąłem Mike'a w twarz tym patykiem. &lt;1&gt; Mike wydaje się, że nie rozumie, o co mi chodziło. &lt;2&gt; Nie mogłem użyć takie sposoby, jak byłem chciał użyć, jeśli możliwe (aby powiedzieć Mike, że nie jest dla niej, Dam ci swoją porcję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سهشنبه، [seshanbe.pe:wtorek</text:p>
            <text:p>(1) 춘분. &lt;1&gt; 제 둘 날. &lt;2&gt; 초후 제 둘 날. &lt;3&gt; `노루즈` ( نوروز 페르시아오, 너오루으즈:nooruwz) 는 올해 21일 이었다. &lt;4&gt; 이 후(候)의 말은, 중국에선, `玄鳥至 xuan2niao3zhi4`. &lt;a&gt; 의미는, `제비가 남에서 온다.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두 회 세션했다. (2) 두 째의 세션엔 작곡. &lt;1&gt; 처음 `お囃子` 풍의 곡. &lt;2&gt; 곡 자체는 짧다. 한두 마디 정도의 길이. &lt;3&gt; 이 짧은 마디를 몇 번이나 되풀이한다.</text:p>
            <text:p>ULwesithathu.zu[s`rod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date" office:date-value="2022-03-24T13:42:26.32">
            <text:p>032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dziesty trzeci marca.</text:p>
            <text:p>يوم الأربعاء، الثالث وعشرين من شهر مارس. / التاسع عشر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było. (2) Nie zeszli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چهارشنبه</text:p>
            <text:p>수요일. (1) 춘분. &lt;1&gt; 제 셋 날. &lt;2&gt; 초후(初候) 제 셋 날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메모를 쓰면서 연습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date" office:date-value="2022-03-25T15:32:02.76">
            <text:p>03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udziesty czwarty marca.</text:p>
            <text:p>يوم الخميس، الرابع عشرين من شهر مارس. / العشرين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 na ścianie obok schodów. &lt;1&gt; U podstawy schodów, toczenia. (2) Mike. &lt;1&gt; W zachodnim działce. &lt;2&gt; Tym razem, nie próbuje jeść jedzenie Kuro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. (1) 춘분 (3/21). 제 넷 날. &lt;2&gt; 초후, 제 넷 날. (2) 그저께 있었을까. 집 근처에서 섬휘파람새(일본 : ウグイス) 의 목소리가 들리고 있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두 번 세션. (2) 제 2회의 세션 때, 작곡. &lt;1&gt; 곡을 종이에 썼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date" office:date-value="2022-03-26">
            <text:p>03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wudziesty szósty marca.</text:p>
            <text:p>يوم السبت، السادس عشرين من شهر مارس. / الثاني عشرين من شهر شعبان.</text:p>
            <text:p>UMgqibelo.zu[sobota / uMashi[marzec / amashumi[kilkadziesia_t amabili[dwa. / eziyisithupha[szes`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Obaj wewnątrz ogrodzenia. (3) Jedzenie w formie pasty, i jedzenie twarde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(1) 춘분. &lt;1&gt; 제 여섯 날. &lt;2&gt; 차후(次候) 제 하나 날.</text:p>
            <text:p>شنبه / بیست و ششم اسفند. </text:p>
            <text:p>sheshoom[szo`sty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녹화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date" office:date-value="2022-03-28T09:43:02.54">
            <text:p>032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udziesty siódmy marca.</text:p>
            <text:p>يوم الأحد، السابع عشرين من شهر مارس. \ الثاني عشرين من شهر شعبان.</text:p>
            <text:p>NgeSonto[niedziele / zingamashumi amabili nesikhombisa[dwudziesty-sio`dmy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4" table:number-rows-spanned="1">
            <text:p>Koty : (1) Don ponownie przyszedł. &lt;1&gt; Między wystającym ogrodzeniem i schodami, tuż około w środku. (2) Kiedy dotrałem do miejsca jedzenia, Kuro jest tam, i Don jest tuż za wystającym ogrodzeniem. &lt;1&gt; Kuro trzyma jej ciało niski. &lt;2&gt; Patrzę na Don. A potem znowu spoglądam na miejsce Kuro-a. Ona nie jest tam. <text:s/>&lt;3&gt; A potem, Don przyszedł z wystającego ogrodzenia. (3) Idę do południowej części ściany. &lt;1&gt; Wkładam jedzenie na wierzchołku ściany. &lt;2&gt; Don przychodzi. Zaczyna jeść. (4) zauważam, że Mike jest tuż za częścią ogrodzenia gdzie stoję. &lt;1&gt; Wracam do miejsca jedzenia. &lt;2&gt; Po chwilę, Mike i też Kuro, one przychodzili z ogrodzenia. &lt;3&gt; Dałem nich jedzenie. (5) Po daniu jedzenia, spoglądam na miejsce Don-a. On jest nie już tam. &lt;1&gt; Patrzę w ukryte, widziałem go poruszającym się po drugiej stronie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(1) 춘분. &lt;1&gt; 제 일곱 날. &lt;2&gt; 차후 제 둘 날. </text:p>
            <text:p>يکشنبه، بيست و هفتم ماه اسفند.</text:p>
            <text:p>isfant[marze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소연(일본어 : ソ連) 의 우주비행사 유리 가가린이 사망. 자신이 타고 있었던 비해기의 추락 사고에 의해 (1968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대갑 소리`. &lt;1&gt; 부는 위치. 새로운 위치를 발견했다. &lt;2&gt; 발음점(発音点) 은 거의 `갑 소리` 와 같다. 약간 위. &lt;3&gt; 아랫 입술의 바로 아래의 부분을 옆에 강하게 당긴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date" office:date-value="2022-03-29T09:37:10.83">
            <text:p>03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udziesty ósmy marca.</text:p>
            <text:p>يوم الأثنين، الثامن عشرين من شهر مارس. \ الرابع عشرين من شهر شعبان. / \ السنة، ألف اربع مئات ثلاثة واربعون. (1443)</text:p>
            <text:p>uMsombuluko[poniedzial`ek / ayisishiyagalombili[osiem / amashumi[kilkadziesia_t amabili[dw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W zachodnim działce. Obaj. (2) Nie zeszli. / [Wiedza] (1) Denebola : &lt;1&gt; Po chińsku, 五帝座一 (transliteracja : łu-diy-zuo-ji). (2) 五帝座 : &lt;1&gt; Jedna konstelacja z 太微垣-a. (trans : taj-łej-juan / znaczenie : Ogrodzenie(垣) Najwyższego(太) Pałaca) (2) 太微垣 jest jedna z trzech stacji księżycowych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. (1) 춘분 (3/21) 제 여덟 (8) 날. &lt;1&gt; 차후(次候) 제 셋 날.</text:p>
            <text:p>دوشنبه، بيست و هشتم ماه مارس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역사 : (1) 김옥균(金玉均), 청(清) 나라 상하이(上海) 에서 안살되었다 (서력 1894). (2) `파리 코뮌` 설립 선포 (1871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`갑 소리`. &lt;1&gt; 다시, 새로운 부는 방법을 찾았다. &lt;2&gt; 아랫 입술의 중심 부분을 자세하게 해서 1 개의 좁은 길을 만든다. &lt;3&gt; 그리고 이 좁은 길에 숨을 가한다. (2) 지금의 입술 근육 상태에서는 의식적해서 힘을 가하려고 하면, 이 좁은 길 의외의 근육이 움직이고, 이 길이 막혀버린다. &lt;1&gt; 결과, 숨은 통과하지 않게 되고. &lt;2&gt; 따라서, 노래입 (일본 : 歌口) 은 진동하지 않다. &lt;3&gt; 결과, 소리는 나오지 않는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date" office:date-value="2022-03-30T15:32:35.14">
            <text:p>033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sty dziewiąty marca.</text:p>
            <text:p>الثلاثاء، التاسع عشرين من شهر مارس. / الخامس عشرين من شعبان.</text:p>
            <text:p><text:span text:style-name="T2">ULwesibili[wtorek / wamashumi[tens-th amabili. </text:span>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Znowu, obaj na zachodnim działce. &lt;1&gt; Mike, ze stosu opadłych liści. &lt;2&gt; Kuro. Kiedy zaczynałem się wrócić do parku, odwracam się, patrzę w kierunek parku. Kuro była na ścianie, która stoi przed ulicą, czekając na mnie. / [wiedza] (1) Regulus. &lt;1&gt; Po chińsku, 轩辕十四 (xuan1yuan2, szu-an-ju-an). &lt;2&gt; 轩辕 : jedna konstellacja z stacji księżycowej `星宿` (xing1xiu4, sin-si-łu). (2) Regulus składa się z dwóch par gwiazd. &lt;1&gt; Pierwsza para : 1) Rozdzielone od siebie o 0,35 au. &lt;2&gt; Druga para : 1) od siebie, o 97 au, przynajmniej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. (1) 춘분(3/21) 제 아홉(9) 날. &lt;1&gt; 차후 제 넷(4) 날.</text:p>
            <text:p>سه شنبه، بيست و نهم ماه اسفند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`대갑 소리`, 구멍 제 5. 부는 연습, 시작했다. / [역사] (1) 1895(서력) : 전봉준 사형을 받는다. 다음 날(3/30) 집행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3-31T10:11:51.28">
            <text:p>033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dziesiąty marca. / Księżyca : Wiek : 27.4</text:p>
            <text:p>يوم الأربعاء، الثلاثين من شهر مارس، السادس وعشرين من شهر شعبان.</text:p>
            <text:p>ULwesithathu[s`roda / Amashumi amathathu / UNdasa[marze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Najpierw, obaj też nie byli. (2) Mike, w `Działce`. (3) o czasie, kiedy około skończyłem dawać jedzenie Mike-owi, Kuro przychodziła. Z kierunku schodów. (4) Najpierw, kiedy dotarłem do parku, słyszałem słaby głos. &lt;1&gt; Myślałem, to była Kuro. &lt;2&gt; Zadzwoniłem na jej imię. Czekałem na sekundy. &lt;3&gt; Widziałem żadnego ruchu. Przeniosłem się do ściany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. (1) 춘분(3/21), 제 열(10) 날. &lt;1&gt; 차후, 제 다섯(5) 날. (2) 일본 덴포력(天保暦)으로는 2월 28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시노] (1) 대갑 소리. 구멍 제 5, 제 2. 의외로 펀안히 소리가 났다. &lt;1&gt; 입술 형태를 급히 종이에 썼다. / [역사] (1) (1940) 중화민국(中華民国). 왕징웨이(汪兆銘)가 난징시(南京市)에서 민국정부의 천도(遷都)를 선포. (2) (1949) 일본 니이가타현(新潟県) 나다치(일본어 : 名立,なだち) 정(町)에서 기뢰(機雷) 폭발사건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date" office:date-value="2022-04-01T09:50:02">
            <text:p>04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trzydziesiąty marca.</text:p>
            <text:p>يوم الخميس، الحادي والثلاثين من شهر مارس، السابع وعشرين من شهر شعبان.</text:p>
            <text:p>ULwesine[czwartek / amashumi[kilkadziesia_t amathathu[trzy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Don przychodził. &lt;1&gt; Kiedy dotarłem do ściany jedzenie, nikogo tam nie był. &lt;2&gt; Idę na `działce`. W tym czasie, wewnątrz ogrodeziea nikogo nie. &lt;3&gt; W działce, Mike przychodzi. &lt;4&gt; Kiedy wrócam do parku, Don był tam wewnątrz ogrodzenia, na rogu. (2) Kuro przychodzi z wystającego ogrodzenia. &lt;1&gt; Najpierw dałem jedzenie Don-owi. Jedzenie w formie pasty. Jedna paczk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. 3월 30인. 그레고리력 2022녀누. 간지 임인(壬寅, 제 39 째 간지(干支) / 壬 : 천간(天干) 제 아홉(9) 째. 물(수 水）을 할당(割り当て)된다. / 寅, 제 셋(3) 번째의 지지(地支). 호랑(虎狼)이 ). (2) 춘분(3/21) 제 열하나 날. &lt;1&gt; 말후(末候) 제 하나 날. &lt;2&gt; 다음 절기는 청명(清明). 올해는 4/5. &lt;3&gt; 춘분 말후의 칠십이후(七十二候)는, 일본엔, `뢰내발성` (雷乃発声). 의미는 `번개의 소리가 멀리에서 들리기 시작한다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일본의 노가쿠에 사용하는 것 같은 곡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date" office:date-value="2022-04-03">
            <text:p>04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drugi kwietnia.</text:p>
            <text:p>يوم السبت، الثاني من شهر أبريل \ الحادي من شهر رمضان.</text:p>
            <text:p>UMgqibelo[sobota / UMbasa[kwiecien` / okwesibili[drug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Od początku, na ziemię. &lt;1&gt; Wielokrotnie, toczenie się. &lt;2&gt; Wspinała się na ścianie przez siebie. (2) Mike. Wewnątrz zachodniego części `kryjówki`. &lt;1&gt; Nie zeszła. / Księżyca : (1) Wiek : 0,9. (2) 4/3, ósmy w nocy. Długość około 145, wysokość 60+. Regulus. &lt;2&gt; Około 110, 50. Denebol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. 4월2일. (1) 절기 &lt;1&gt; 춘분(3/21), 제 열둘(12) 날. &lt;2&gt; 말후, 제 둘 날. &lt;3&gt; 칠십이후(七十二候), 중국의 말은 : "始雷"(한국어 발음 : 시뢰. 중국어 발음 : shi3lei2, 시이-래이). 의미는 `번개가 처음으로 빛난다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드디어, 작곡 중심의 세션 내용. &lt;1&gt; 연습은, 그 자체 독립한 형태로는 하지 않다. &lt;2&gt; 작곡하는 도중에서 능숙하게 소리를 내놓을 수 없는 부분이 나오면, 그 시점에, 그 부분만 연습한다. (2) 다른 새로운 행의. &lt;1&gt; 각 곡에 대해, 독립한 메모를 작성했다. &lt;2&gt; 지금까지는 모두 메모들을 하나 종이상에 쓰고 있었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date" office:date-value="2022-04-04T10:58:40.43">
            <text:p>040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trzeci kwietnia.</text:p>
            <text:p>يوم الأحد، الثالث من شهر أبريل. \ الأول من شهر رمضان.</text:p>
            <text:p>NgeSonto[niedziele / UMbasa / okwesithathu[trzecia / inyanga[miesia_c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Obaj wewnątrz ogrodzenia. Kiedy dotarłem przychodzili wkrótce. (3) Najpierw do Mike'a. &lt;1&gt; Kuro była tuż obok Mike'a, ale nie rusza się, czekając na mnie dawać jej część. / Księ : (1) Wiek : 1,9. [Gwiazdy] (1) Regulus : Wyższy niż Procjon. (2) Denebola : lekko niższy niż Procjon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. (1) 절기 &lt;1&gt; 춘분(3/21) 제 열넷(14) 날. &lt;2&gt; 말후, 제 넷 날. / [역사] (1) 4/11(1919 서력) : 대한민국 : 임시정부 수립 기념일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&lt;1&gt; 전날에 만든 곡. 쓴 것을 보면서 엽주. &lt;2&gt; 추가로 작곡. (2) 연습. (1) 에서 분 곡. 그 곡 속에서 나었던 `분자`(分子). &lt;1&gt; 그것들의 몇개를 연습. (3) 요점은 하나 : &lt;1&gt; 입술의 형태가 어떻게 변화할까. &lt;2&gt; 그 변화의 모습상으로 의식을 집중시킨다. (4) 찾아내는 것 : &lt;1&gt; 각 구멍에선 각 구멍 독자의 입술 형태를 사용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4-05T09:13:19.55">
            <text:p>040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czwarty kwietnia.</text:p>
            <text:p>يوم الأثنين، الرابع من شهر أبريل. \ الثاني من شهر رمضان.</text:p>
            <text:p>UMsombuluko[Poniedzial`ek, wesibili[druga ka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, znowu. (2) Kiedy dotarłam, już byli tam. (3) Najpierw, do Mike'a. &lt;1&gt; Podczas jeszcze byłem w akcie dawania Kuro'owi jedzenie, Mike zatrzymała jeść. Porusza się do tyłu. &lt;2&gt; Może, jedzenie jeszcze pozosta tam. / [Wiedza] (1) Księ : &lt;1&gt; Wiek : 2,9(4/4). <text:s/>(2) Gwizdy : &lt;1&gt; Regulus : &lt;a&gt; Jest na Ekliptyce. &lt;2&gt; Spica : &lt;a&gt; Lekko(około trzech stopnia) pod Ekliptyką. &lt;3&gt; Procjon : &lt;a&gt; Pod około piętnastu(15) stop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(4/4). (1) 절기 : &lt;1&gt; 춘분(3/21), <text:s/>제 열다섯(15) 날. &lt;2&gt; 말후, 제 다섯(5) 날. / [역사] (1) 킹 목사, 미국 애틀랜타에서 암살(1968). (2) 일본, 신문기자 니씨야마 다키치(西山太吉), 최포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`갑 소리`. 드디어, 예쁜 소리가 나는 입술의 형태, 알았다. (2) 흐르는 공기의 크기를 자세하게 한다. &lt;1&gt; 그 것을 위하여는, 윗입술으로 아랫입술을 덮도록 한다. &lt;2&gt; 이 덮개의 정도에 의해, 흐르는 공기의 단면적의 크기가 바뀐다. (3) 더 자세하게 하는 방법. &lt;1&gt; 상하의 입술의 포개기의 정도를 늘린다. &lt;2&gt; 상하의 입술을, 각각, 위, 아래로 당긴다. &lt;3&gt; 이렇게 함으로써, 입술의 안쪽의 V자를 보다 깊게 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date" office:date-value="2022-04-06">
            <text:p>040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piątego kwietnia. / (1) księ. &lt;1&gt; wiek : 3,9.</text:p>
            <text:p>يوم الثلاثاء، <text:s/>الخامس من شهر أبريل. / الثالث من شهر رمضان.</text:p>
            <text:p>ULwesibili[wtorek / wesihlanu[pia_ty kMbasa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Obok schodów do szkoły. &lt;1&gt; Przychodziła przez ogrodzenie gimnastyczne. &lt;2&gt; na ziemi wokół schodów, toczenie się. (2) Mike. Na ścianie obok wystającego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(4/5). (1) 청명(4/5), 제 하나(1) 날. &lt;2&gt; 초후(初候), 제 하나 날. &lt;3&gt; 칠십이후(七十二候). 일본 : `玄鳥至` (제비(玄鳥)가 온다(至)). / [역사] (1) (1918. 4/5) 일본육군이 러시아의 블라디보스토크에 상륙. 러시아혁명에 간섭(干渉)하기 위해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. 번호는 5. &lt;1&gt; 천천한, 상냥한 멜로디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date" office:date-value="2022-04-07T12:05:07.06">
            <text:p>040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szóstej kwietnia. / [Księ] (1) Wiek : 4,9.</text:p>
            <text:p>يوم الأربعاء، السادس من شهر أبريل. <text:s/>/ الرابع من شهر رمضان. </text:p>
            <text:p>ULwesithathu[s`roda / eyesithupha[szo`sta k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Mike nie przychodziła. &lt;1&gt; Nie także na zachodnim działce. (2) Kuro. Znowu, najpierw na miejscu obok schodów. &lt;1&gt; Zszedła pod schodami. Toczenie się. / [Historia] (1) Pierwsza wojna światowa. &lt;1&gt; Polacy też walczyli w każdej wojsku, którego rząd ich rządził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6). (1) 쳥명(清明, 4/5), 제 둘 날. &lt;2&gt; 초후, 제 둘 날. (2) 칠십이후. 중국 : `桐始華` (발음 : tong2shi3hua2. 동-시-후아). &lt;2&gt; 의미는 : 동(桐)나무가 처음으로 핀다. / [역사 : 사람] (1) 김구(金九). 본명, 김창수(金昌洙). &lt;1&gt; 1876년(서력. 간지 : 병자(丙子)) 출생. 당시 리씨조선 황해도(黄海道)에서. &lt;2&gt; 1896 년, 치하포사건(일본어 : 鴟河浦事件 시-가-호)</text:p>
          </table:table-cell>
          <table:covered-table-cell table:number-columns-repeated="2" table:style-name="ce21"/>
          <table:table-cell table:style-name="ce23" office:value-type="string">
            <text:p><text:a xlink:href="https://korea-is-fun.com/grammar-daga/">https://korea-is-fun.com/grammar-daga/</text:a> </text:p>
            <text:p><text:a xlink:href="https://duckduckgo.com/?q=韓国語+文法+하다가&amp;ia=web">https://duckduckgo.com/?q=韓国語+文法+하다가&amp;ia=web</text:a> </text:p>
          </table:table-cell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다시 작곡. (2) 불기 자체. &lt;1&gt; `대갑 소리`, 구멍 제 3. 아직 나오거나, 나오지 않거나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date" office:date-value="2022-04-08T11:36:47.660001">
            <text:p>040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siódmy marca. / (1) Księ : &lt;1&gt; Wiek : 5,9.</text:p>
            <text:p>يوم الخميس، السابع من شهر أبريل. / الخامس من شهر رمضان.</text:p>
            <text:p>ULwesine[czwartek / eyeisikhombisa[sio`dmy kuMbasa[of-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a ziemie. Pod schodami. &lt;1&gt; Toczenie się. &lt;2&gt; Wkrótce Mike zaczęła dać głos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7). (1) 쳥명(4/5) 제 셋 날. &lt;2&gt; 초후, 같이. (2) 잡절(일본 : 雑節). 3월 16일, 사일(일본어 : 社日 샤니치) 이었다. / [역사:사건] (1) (1945). 일본. 전함 `야마토`가 격침되었다. (2) (1945). 일본. &lt;1&gt; 노동기준법 공포. (3) (1969, 서력) 일본. 나가야마 노리오(永山則夫, 1949년 출생. 기축 己丑. 일본어, 기추우), 체포된다. (1997년 8월 1일 집행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 office:value-type="date" office:date-value="2022-04-09T10:16:31.57">
            <text:p>040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(4/8) Piątek, ósmej Kwietnia. / (1) Księ. Wiek : 6.9. Blisko, półksiężyca. [Wiedza] (1) `Półksiężyca`. &lt;1&gt; Księżyc, którego wiek trzy dni jest, w Japonii, nazywa się, `księżyc trzydniowy`. &lt;2&gt; ten księżyc jest tym, który widzimy najpierw od nowej księżyca.</text:p>
            <text:p>يوم الجمعة، الثامن من شهر أبريل. / السادس من شهر رمضان.</text:p>
            <text:p>ULwesihlanu[pia_tek / aysishiyagalombili[osiem / okwesishiyagalombili[o`sma / Mbasa[kwiecien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Znowu, na ścianie obok schodów. &lt;2&gt; Tym razem, bez czekania na moje powiedzenie jej `zejdź!`, właśnie się zeszła. (2) Mike. Na ścianie w powliżu wystającego ogrodzenia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금요일 (4/8). (1) 쳥명(4/5) 제 넷 날. &lt;2&gt; 초후, 같이. (2) 잡절(雑節). 다음의 잡절은, `여든여덟 밤` (일본어 : 八十八夜). &lt;1&gt; 입춘(立春) 부터 세고, 제 88번쩨의 밤. &lt;2&gt; 올해는 5월 2일. / [역사] (1) (1948). 일본. 영화회사 `도호`(東宝). 기누타(砧) 촬영소에서 직원들 270명 해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계속. (2) `대갑 소리`. 구멍의 누르는 방법. 리스트 형식으로 썼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09T13:11:03.15">
            <text:p>2022/4/9 13:1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1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9">2022/04/09</text:date>, <text:time>13:11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09T13:11:09.63</dc:date>
    <dc:creator>iwabuchi ken</dc:creator>
    <meta:editing-duration>P16DT19H54M2S</meta:editing-duration>
    <meta:editing-cycles>2334</meta:editing-cycles>
    <meta:generator>OpenOffice/4.1.3$Win32 OpenOffice.org_project/413m1$Build-9783</meta:generator>
    <meta:document-statistic meta:table-count="2" meta:cell-count="1179" meta:object-count="0"/>
  </office:meta>
</office:document-meta>
</file>